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1.525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7075in"/>
    </style:style>
    <style:style style:name="co5" style:family="table-column">
      <style:table-column-properties fo:break-before="auto" style:column-width="1.1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style:font-name="Liberation Sans"/>
    </style:style>
    <style:style style:name="ce3" style:family="table-cell" style:parent-style-name="Default">
      <style:text-properties fo:color="#000000" style:font-name="Liberation San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a933" style:font-name="Liberation Sans"/>
    </style:style>
    <style:style style:name="ce6" style:family="table-cell" style:parent-style-name="Default">
      <style:text-properties fo:color="#1c1c1c" style:font-name="Liberation Sans"/>
    </style:style>
    <style:style style:name="ce7" style:family="table-cell" style:parent-style-name="Default">
      <style:text-properties fo:color="#ff0000" style:font-name="Liberation Sans"/>
    </style:style>
    <style:style style:name="ce9" style:family="table-cell" style:parent-style-name="Default">
      <style:text-properties fo:color="#999999" style:font-name="Liberation Sans"/>
    </style:style>
    <style:style style:name="ce10" style:family="table-cell" style:parent-style-name="Default">
      <style:text-properties style:font-name="Liberation Sans"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verter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DC/DC Buck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equirements</text:p>
          </table:table-cell>
          <table:table-cell table:style-name="ce2" table:number-columns-repeated="1023"/>
        </table:table-row>
        <table:table-row table:style-name="ro1">
          <table:table-cell office:value-type="string" calcext:value-type="string">
            <text:p>Vin_max</text:p>
          </table:table-cell>
          <table:table-cell office:value-type="string" calcext:value-type="string">
            <text:p>&gt;= 30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ut_min</text:p>
          </table:table-cell>
          <table:table-cell office:value-type="string" calcext:value-type="string">
            <text:p>&lt;= 6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_out_max</text:p>
          </table:table-cell>
          <table:table-cell office:value-type="string" calcext:value-type="string">
            <text:p>&gt;= 1.7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_sw</text:p>
          </table:table-cell>
          <table:table-cell office:value-type="string" calcext:value-type="string">
            <text:p>&lt;= 1 MHz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Parts</text:p>
          </table:table-cell>
          <table:table-cell table:style-name="ce2" table:number-columns-repeated="1023"/>
        </table:table-row>
        <table:table-row table:style-name="ro1">
          <table:table-cell office:value-type="string" calcext:value-type="string">
            <text:p>PartN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Vin_max</text:p>
          </table:table-cell>
          <table:table-cell office:value-type="string" calcext:value-type="string">
            <text:p>Vout_min</text:p>
          </table:table-cell>
          <table:table-cell office:value-type="string" calcext:value-type="string">
            <text:p>I_out_max</text:p>
          </table:table-cell>
          <table:table-cell office:value-type="string" calcext:value-type="string">
            <text:p>f_sw / kH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www.mouser.de/ProductDetail/onsemi/NCP1587DR2G?qs=N5dOQkml4H%252BYCA0xD3fSJw%3D%3D" xlink:type="simple">NCP1587DR2G</text:a> </text:p>
          </table:table-cell>
          <table:table-cell table:style-name="ce9" office:value-type="float" office:value="0.836" calcext:value-type="float">
            <text:p>0.836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0.8" calcext:value-type="float">
            <text:p>0.8</text:p>
          </table:table-cell>
          <table:table-cell/>
          <table:table-cell table:style-name="ce9" office:value-type="float" office:value="200" calcext:value-type="float">
            <text:p>200</text:p>
          </table:table-cell>
          <table:table-cell table:style-name="ce9"/>
          <table:table-cell table:number-columns-repeated="1017"/>
        </table:table-row>
        <table:table-row table:style-name="ro1">
          <table:table-cell office:value-type="string" calcext:value-type="string">
            <text:p><text:a xlink:href="https://www.mouser.de/ProductDetail/onsemi/NCP3011DTBR2G?qs=lYuAOLy5nvYYiiWQwbTD2w%3D%3D" xlink:type="simple">NCP3011DTBR2G</text:a> </text:p>
          </table:table-cell>
          <table:table-cell table:style-name="ce9" office:value-type="float" office:value="1.32" calcext:value-type="float">
            <text:p>1.32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3.3" calcext:value-type="float">
            <text:p>3.3</text:p>
          </table:table-cell>
          <table:table-cell/>
          <table:table-cell table:style-name="ce9" office:value-type="float" office:value="400" calcext:value-type="float">
            <text:p>400</text:p>
          </table:table-cell>
          <table:table-cell table:style-name="ce9" office:value-type="string" calcext:value-type="string">
            <text:p>Fixed 3.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a xlink:href="https://www.mouser.de/ProductDetail/Texas-Instruments/TPS64203DBVR?qs=Gse6rAGbi78DSy0ANXesIQ%3D%3D" xlink:type="simple">TPS64203DBVR</text:a> </text:p>
          </table:table-cell>
          <table:table-cell table:style-name="ce9" office:value-type="float" office:value="1.6" calcext:value-type="float">
            <text:p>1.6</text:p>
          </table:table-cell>
          <table:table-cell table:style-name="ce9" office:value-type="float" office:value="6.5" calcext:value-type="float">
            <text:p>6.5</text:p>
          </table:table-cell>
          <table:table-cell table:style-name="ce9" office:value-type="float" office:value="1.2" calcext:value-type="float">
            <text:p>1.2</text:p>
          </table:table-cell>
          <table:table-cell/>
          <table:table-cell table:style-name="ce9" office:value-type="float" office:value="800" calcext:value-type="float">
            <text:p>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s://www.mouser.de/ProductDetail/onsemi/NCV3011DTBR2G?qs=Pqj8oIac8rVYum8f0f%252BPYA%3D%3D" xlink:type="simple">NCV3011DTBR2G</text:a> </text:p>
          </table:table-cell>
          <table:table-cell table:style-name="ce9" office:value-type="float" office:value="1.59" calcext:value-type="float">
            <text:p>1.59</text:p>
          </table:table-cell>
          <table:table-cell table:number-columns-repeated="4"/>
          <table:table-cell table:style-name="ce9" office:value-type="string" calcext:value-type="string">
            <text:p>Fixed 3.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L5001IDR</text:p>
          </table:table-cell>
          <table:table-cell table:style-name="ce9" office:value-type="float" office:value="1.73" calcext:value-type="float">
            <text:p>1.73</text:p>
          </table:table-cell>
          <table:table-cell table:style-name="ce9" office:value-type="float" office:value="40" calcext:value-type="float">
            <text:p>40</text:p>
          </table:table-cell>
          <table:table-cell table:style-name="ce9"/>
          <table:table-cell/>
          <table:table-cell table:style-name="ce9"/>
          <table:table-cell table:style-name="ce9" office:value-type="string" calcext:value-type="string">
            <text:p>controller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946-MP4423GQ-P </text:p>
          </table:table-cell>
          <table:table-cell office:value-type="float" office:value="2.94" calcext:value-type="float">
            <text:p>2.94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410" calcext:value-type="float">
            <text:p>41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L5972D 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R111E</text:p>
          </table:table-cell>
          <table:table-cell office:value-type="float" office:value="1.63" calcext:value-type="float">
            <text:p>1.63</text:p>
          </table:table-cell>
          <table:table-cell office:value-type="float" office:value="31" calcext:value-type="float">
            <text:p>31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350" calcext:value-type="float">
            <text:p>35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AOZ1283PI</text:p>
          </table:table-cell>
          <table:table-cell table:style-name="ce5" office:value-type="float" office:value="1.72" calcext:value-type="float">
            <text:p>1.72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2.5" calcext:value-type="float">
            <text:p>2.5</text:p>
          </table:table-cell>
          <table:table-cell table:style-name="ce5" office:value-type="string" calcext:value-type="string">
            <text:p>200..2000</text:p>
          </table:table-cell>
          <table:table-cell table:style-name="ce5" office:value-type="string" calcext:value-type="string">
            <text:p>adjustable fsw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RT7272BGSP</text:p>
          </table:table-cell>
          <table:table-cell table:style-name="ce5" office:value-type="float" office:value="2.09" calcext:value-type="float">
            <text:p>2.09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00" calcext:value-type="float">
            <text:p>500</text:p>
          </table:table-cell>
          <table:table-cell table:style-name="ce5" table:number-columns-repeated="1018"/>
        </table:table-row>
        <table:table-row table:style-name="ro1">
          <table:table-cell office:value-type="string" calcext:value-type="string">
            <text:p>RT7272AGSP</text:p>
          </table:table-cell>
          <table:table-cell office:value-type="float" office:value="2.09" calcext:value-type="float">
            <text:p>2.09</text:p>
          </table:table-cell>
          <table:table-cell office:value-type="float" office:value="36" calcext:value-type="float">
            <text:p>36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T8289GSP</text:p>
          </table:table-cell>
          <table:table-cell office:value-type="float" office:value="2.45" calcext:value-type="float">
            <text:p>2.45</text:p>
          </table:table-cell>
          <table:table-cell office:value-type="float" office:value="32" calcext:value-type="float">
            <text:p>32</text:p>
          </table:table-cell>
          <table:table-cell office:value-type="float" office:value="1.222" calcext:value-type="float">
            <text:p>1.222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270S001A-E2-FE</text:p>
          </table:table-cell>
          <table:table-cell office:value-type="float" office:value="2.67" calcext:value-type="float">
            <text:p>2.67</text:p>
          </table:table-cell>
          <table:table-cell office:value-type="float" office:value="34" calcext:value-type="float">
            <text:p>34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00..2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P9943AGQ-P</text:p>
          </table:table-cell>
          <table:table-cell office:value-type="float" office:value="2.7" calcext:value-type="float">
            <text:p>2.7</text:p>
          </table:table-cell>
          <table:table-cell office:value-type="float" office:value="36" calcext:value-type="float">
            <text:p>36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410" calcext:value-type="float">
            <text:p>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276S001A-E2-FE</text:p>
          </table:table-cell>
          <table:table-cell office:value-type="float" office:value="2.7" calcext:value-type="float">
            <text:p>2.7</text:p>
          </table:table-cell>
          <table:table-cell office:value-type="float" office:value="30" calcext:value-type="float">
            <text:p>30</text:p>
          </table:table-cell>
          <table:table-cell table:style-name="ce7" office:value-type="float" office:value="3.15" calcext:value-type="float">
            <text:p>3.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0..1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276S004A-E2-FE</text:p>
          </table:table-cell>
          <table:table-cell office:value-type="float" office:value="2.7" calcext:value-type="float">
            <text:p>2.7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0..1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P4420GJ-P</text:p>
          </table:table-cell>
          <table:table-cell office:value-type="float" office:value="2.73" calcext:value-type="float">
            <text:p>2.73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410" calcext:value-type="float">
            <text:p>41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hortlist</text:p>
          </table:table-cell>
          <table:table-cell table:style-name="ce2" table:number-columns-repeated="1023"/>
        </table:table-row>
        <table:table-row table:style-name="ro1">
          <table:table-cell table:style-name="ce6" office:value-type="string" calcext:value-type="string">
            <text:p>AOZ1283PI</text:p>
          </table:table-cell>
          <table:table-cell table:style-name="ce6" office:value-type="string" calcext:value-type="string">
            <text:p>RT7272BGSP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oft start</text:p>
          </table:table-cell>
          <table:table-cell table:style-name="ce5" office:value-type="string" calcext:value-type="string">
            <text:p>no diode needed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djustable frequency</text:p>
          </table:table-cell>
          <table:table-cell table:style-name="ce5" office:value-type="string" calcext:value-type="string">
            <text:p>adjustable current limit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vin pad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" office:value-type="string" calcext:value-type="string">
            <text:p>References</text:p>
          </table:table-cell>
          <table:table-cell table:style-name="ce2" table:number-columns-repeated="1023"/>
        </table:table-row>
        <table:table-row table:style-name="ro1">
          <table:table-cell office:value-type="string" calcext:value-type="string">
            <text:p>https://octopart.com/search?category_id=4312&amp;lifecyclestatus=Production&amp;lifecyclestatus=New&amp;distributor_id=459&amp;distributor_id=2401&amp;minoutputvoltage=%28__3%29&amp;maxinputvoltage=%2828__%29&amp;maxoutputcurrent=%281.7__%29&amp;in_stock_only=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digikey.de/de/products/filter/pmic-spannungsregler-dc-dc-schaltregler/739?s=N4IgjCBcoGwJxVAYygMwIYBsDOBTANCAPZQDaIALAAxwDMdIh1cFtVIAuoQA4AuUIAMq8ATgEsAdgHMQAX0Jgw7aCBSQMOAsTKUqADjZ7GugzHZN9tPQgsG45k-Qi36tTj36QhoyTPngAJgQVNQ08QhJIcgBWOADaN0JYgOjEkDM4hwywAHZjMBgcmApo-MKYMACynNiKaphomHqchwKig3q9IwUUqhb8gMKrAcKwOp69ChqBuD1C-NowaNYFpcXjAKoCgKrCTaWWDa34XZB9nMVjKdpB8co4FqD8nIDrNNz6GCaFHIo4GFOuTMelaRT6dyBSlBekGeT2AReVG%2BZwRYDiGwRCIcm2ielSRxhKz2%2Bni3TOFBhtGRASmOQSG1pSIZhLu8Ve-T2NzmcLOX3op0GMFoFw2X3ZooBFQlFCWGxBLTJg1mVFKexaMoFdDprK1NLlrjubApcBsIBeU1O5plxjmMOR-y%2BznAVBSlwUfWKZMUuMm7hAfAEwnE0jke2ipRCaCw4W0URAVnstEN1ioVOMCZdaQzO3TKbRufs1D9Aa8Qd8oZA0TpiFUUc0ER0YEmsS9cxlrS6enzCns0SU%2BUysp7FIoEIewuxVBdlQ2axVs5B83h8XWnL0dMVrDgjQZ8DgTpSRQoAoqBmxQpoipyXT7cqKwuMFyTbi4-s83mDfkIAFoqpHIKIACuWiRDExgIBw-jfsEyBQEBIGNpwsj%2BH%2B5AAEaAUgADWfpNCoYgACYCN%2BShOiWIDGLwACe3C4AI6DYCgyFAA</text:p>
          </table:table-cell>
          <table:table-cell table:number-columns-repeated="6"/>
          <table:table-cell table:style-name="ce2" table:number-columns-repeated="1017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ductance" table:style-name="ta1">
        <table:table-column table:style-name="co2" table:default-cell-style-name="ce1"/>
        <table:table-column table:style-name="co3" table:number-columns-repeated="1023" table:default-cell-style-name="ce1"/>
        <table:table-row table:style-name="ro1">
          <table:table-cell table:style-name="ce6" office:value-type="string" calcext:value-type="string">
            <text:p>RT7272BGSP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2" office:value-type="string" calcext:value-type="string">
            <text:p>Requirements</text:p>
          </table:table-cell>
          <table:table-cell table:style-name="ce17" table:number-columns-repeated="1023"/>
        </table:table-row>
        <table:table-row table:style-name="ro1">
          <table:table-cell table:style-name="ce2" office:value-type="string" calcext:value-type="string">
            <text:p>Inductor Value 1</text:p>
          </table:table-cell>
          <table:table-cell table:style-name="ce2" table:formula="of:=([.B6]/([.B7]*0.24*[.B8]))*(1-[.B6]/[.B5])*10^6" office:value-type="float" office:value="30.6944444444444" calcext:value-type="float">
            <text:p>30.6944444444444</text:p>
          </table:table-cell>
          <table:table-cell table:style-name="ce2" office:value-type="string" calcext:value-type="string">
            <text:p>uH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Input Voltage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put Voltage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_sw</text:p>
          </table:table-cell>
          <table:table-cell office:value-type="float" office:value="500000" calcext:value-type="float">
            <text:p>500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_max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uration Current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nductor Value 2</text:p>
          </table:table-cell>
          <table:table-cell table:style-name="ce2" table:formula="of:=([.B13]/([.B14]*0.24*[.B15]))*(1-[.B13]/[.B12])*10^6" office:value-type="float" office:value="48.28797190518" calcext:value-type="float">
            <text:p>48.28797190518</text:p>
          </table:table-cell>
          <table:table-cell table:style-name="ce2" office:value-type="string" calcext:value-type="string">
            <text:p>uH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Input Voltage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put Voltage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_sw</text:p>
          </table:table-cell>
          <table:table-cell office:value-type="float" office:value="500000" calcext:value-type="float">
            <text:p>500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_max</text:p>
          </table:table-cell>
          <table:table-cell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uration Current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Parts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 calcext:value-type="string">
            <text:p>Inductor 1</text:p>
          </table:table-cell>
          <table:table-cell table:style-name="ce2" table:number-columns-repeated="1023"/>
        </table:table-row>
        <table:table-row table:style-name="ro1">
          <table:table-cell office:value-type="string" calcext:value-type="string">
            <text:p>PartN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_sat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104CDMCCDS-330MC</text:p>
          </table:table-cell>
          <table:table-cell table:style-name="ce4" office:value-type="float" office:value="1.04" calcext:value-type="float">
            <text:p>1.04</text:p>
          </table:table-cell>
          <table:table-cell office:value-type="float" office:value="33" calcext:value-type="float">
            <text:p>33</text:p>
          </table:table-cell>
          <table:table-cell table:style-name="ce12" office:value-type="float" office:value="4.1" calcext:value-type="float">
            <text:p>4.1</text:p>
          </table:table-cell>
          <table:table-cell table:style-name="ce4" office:value-type="float" office:value="5.2" calcext:value-type="float">
            <text:p>5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TQ-P4M330KVC</text:p>
          </table:table-cell>
          <table:table-cell office:value-type="float" office:value="1.22" calcext:value-type="float">
            <text:p>1.22</text:p>
          </table:table-cell>
          <table:table-cell office:value-type="float" office:value="33" calcext:value-type="float">
            <text:p>33</text:p>
          </table:table-cell>
          <table:table-cell office:value-type="float" office:value="4.2" calcext:value-type="float">
            <text:p>4.2</text:p>
          </table:table-cell>
          <table:table-cell office:value-type="float" office:value="5.6" calcext:value-type="float">
            <text:p>5.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4342.333NLT</text:p>
          </table:table-cell>
          <table:table-cell office:value-type="float" office:value="1.37" calcext:value-type="float">
            <text:p>1.37</text:p>
          </table:table-cell>
          <table:table-cell office:value-type="float" office:value="33" calcext:value-type="float">
            <text:p>33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127-470-R</text:p>
          </table:table-cell>
          <table:table-cell office:value-type="float" office:value="1.44" calcext:value-type="float">
            <text:p>1.44</text:p>
          </table:table-cell>
          <table:table-cell office:value-type="float" office:value="47" calcext:value-type="float">
            <text:p>47</text:p>
          </table:table-cell>
          <table:table-cell office:value-type="float" office:value="2.95" calcext:value-type="float">
            <text:p>2.95</text:p>
          </table:table-cell>
          <table:table-cell office:value-type="float" office:value="5.28" calcext:value-type="float">
            <text:p>5.2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nductor 2</text:p>
          </table:table-cell>
          <table:table-cell table:style-name="ce2" table:number-columns-repeated="1023"/>
        </table:table-row>
        <table:table-row table:style-name="ro1">
          <table:table-cell office:value-type="string" calcext:value-type="string">
            <text:p>PartN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_sat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HCM1A0805-470-R</text:p>
          </table:table-cell>
          <table:table-cell office:value-type="float" office:value="0.49" calcext:value-type="float">
            <text:p>0.49</text:p>
          </table:table-cell>
          <table:table-cell office:value-type="float" office:value="47" calcext:value-type="float">
            <text:p>47</text:p>
          </table:table-cell>
          <table:table-cell office:value-type="float" office:value="1.8" calcext:value-type="float">
            <text:p>1.8</text:p>
          </table:table-cell>
          <table:table-cell office:value-type="float" office:value="3.2" calcext:value-type="float">
            <text:p>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HLP4040DZER470M1A</text:p>
          </table:table-cell>
          <table:table-cell office:value-type="float" office:value="0.8" calcext:value-type="float">
            <text:p>0.8</text:p>
          </table:table-cell>
          <table:table-cell office:value-type="float" office:value="47" calcext:value-type="float">
            <text:p>47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4CDMCCDS-470MC</text:p>
          </table:table-cell>
          <table:table-cell office:value-type="float" office:value="0.53" calcext:value-type="float">
            <text:p>0.53</text:p>
          </table:table-cell>
          <table:table-cell office:value-type="float" office:value="47" calcext:value-type="float">
            <text:p>47</text:p>
          </table:table-cell>
          <table:table-cell office:value-type="float" office:value="3.2" calcext:value-type="float">
            <text:p>3.2</text:p>
          </table:table-cell>
          <table:table-cell office:value-type="float" office:value="4.3" calcext:value-type="float">
            <text:p>4.3</text:p>
          </table:table-cell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style-name="ce2" office:value-type="string" calcext:value-type="string">
            <text:p>References</text:p>
          </table:table-cell>
          <table:table-cell table:style-name="ce2" table:number-columns-repeated="1023"/>
        </table:table-row>
        <table:table-row table:style-name="ro1">
          <table:table-cell office:value-type="string" calcext:value-type="string">
            <text:p>https://www.digikey.de/de/products/filter/feste-drosselspulen/71?s=N4IgjCBcpgTGBOKoDGUBmBDANgZwKYA0IA9lANoiwAsA7LQAwBsIxssCnsrVAzAw1rc2-MGAY9Yo6r0n9eYuQwAcKuWF7117YXzjLq63pvUIGAVnVNquqWCZMkIuy2fjLbhIecdlc2MpMtP5MyrLOtLxOfLD0rny81EFyxgzhCbxMtsZJECLUDHAptObRUrzKjHLU1GDB%2BbCh1RV5fNQI7NXKsBJsDo2tTLzmDq2w5uKOkuYMCN3T4rMLE95UE%2Bwea3DtC8P1az1JC5zx4zRabOZSymVXSadXCFnTsZwvBqtngZ-mmePTmTAfkuBTAm3GUTAPyiM2mNX%2BINoBThTChKKObFUjGBVFC1EqklCE16uOUZJJjTJdEJHVoOMaZl%2BNLq%2BwZqLGjnarMcpW5nFUNLJZUYBXpjBop0YmWF4kykkYXnBtA0CKoyqEYrBzzYQgs6ViiBo8sQCH1pqEn26mVZ3VRloh9o6%2Bu6SOdvBobvsNoUBMxwyWfrCZQ%2BjUkH0KYboyMxuXBBiY5npyhmocxVyqabqun4%2BLebAQpTmPHaTDS9KeggpTwUpye9irCfMq1CiCZ%2BdCaUkT0i4IQIt7kXgXdoDgHWTNtAQYOHk9ZcyzXdUUUXYlrBgYqwttR41jCgxmNR3d32CY00QTtX3ml0jeTR%2BU4h3dviDmGgwTHCf%2BObQQjxEngT7CUBo8CUSRASMij-uYJTxCUkQkiUBabqiTygUMQg8BMQJDMWI5gtEI6lkBF5wQmmH-uRJFCPsgS2jwD5-AxYI9Mxji6A%2BHzMS6DGHJsD5zPEAmmrxURCY0pa8ao0TdHMqwdBotHxhxBhFMQZKliSZIjkpGnFhWy7qWYklGY0-Gml4DEFgIWFiN8VnEVZIybE8ow8KagjxKa8AuT68nGIk7nGGpICmjUXnDDcQX0L5U5eQUqahbUsQ8OI4xQaFqh3sQ84ZplAS6HMFTyQYFyZaWrRzEi%2BycAIlVToFOUdDYqWefirU1H%2B4AblcujiLk6T9UhHVeDi7j9a1Vx1JNiAku4CiDXA9itOIpqGd1XhysQq2JtEq3wa1nDDIdNxzeI4j7GIhR5uAaVTqlYJUg9ChAs9HDxGIxj3dtGhJItwx9s9CHPfRP1eBoD2OB0D3YqsYhCDBMOJH1dTtHtdSlpsUKHHtFSOdteNhKlFT0INFRhFjFReJdUQ9cTU6PgTU6BPTsSXUk8ArTU7pczINnbdzD6pTU1DmFjNQwbzk5wzUgRzbmuECzyH10F6ws0XtdDGCrSKK%2BAEy-Ozcxi8LXArTMC7bSmiVgtzl1XCM9uNFIqVXL%2Brts2NVyVE7o2u-wbb62EetgjBgNW4mouu6UQtW6WUxxxoY2orMe2lLyrtPO1VtPGSmeROb85zYWEM5wWycKFcqWoi21dAtG4Coax20JgocNDK51eiu3kSotXWTQy3CYbqlYTtIND7O6PGjMNPNSXYE8B7QYdGj%2B0pfgAYcxzcmaRw8m2yj97O%2B-C721kvYY2BKEfWAUO59BE2o%2BhFtm%2BhJZD-ec-faXWYsS33-HezUVpThHINMwWVUoQOpNtCBaFYGzCrrAiozdwAdHGFjZqx1YHjD7rA6wdIoG9V-t7EhgIiESyIRMX%2Bi8%2Bp9iCHQkc4c0Gk0wZOWesD%2BSYKnFHTh8BbCFCiKyAQmhwQCDdpIKEURVhRimpI9gDd%2BGJH1PYGwFIwR0npCyKKbBL7ZSoLNE2xBZFnwMcHcEPQpCnEQDIMoS8WpsB6COekUgAhjA2PohRtQXGZFKJIcYJQKQ0GTLYGg4N-GMDUI4jCugYKixZtEmoYxNCujkH2LqMFdqslpl1GgzBPxsFqKWT4tQ0inFKRRKgNgChlBkBeSQsskQNO8SU2oRZCk2BSoUiq4IkiyTwqLRK5xNLTFGGMMW7pWQTJMmsJsUS1hhAUNMOkAY1heDMNMZMgdGgWFepcPszCBi1H1FkOkpwsgbgpBhAshJRYjz6AUCwAy7iEiuPMiSLFXkTH1L3DKstLHyiSNuHUhsxgjgBTqFsSo6RPx1JUBxaox6SjWkmERMikQTFOJUCwSYHzAqoKdRmBKCx%2BPzIULpVAGaeI6AIWwpoxB0vLvsTJNxVj8EufEdlghswCFNJywoNh9iiGTNEfg4wOEgHkIsngOZtY7l3ohAQDBdAmN0NiEw-4xDtJALqRMoEEY4hZYPHVk5X50hqIRckOJJz2EInWVoYQVkMQPPxMW8CQByxCrQ2iQRjUQISaFFk6RFSvwLKudyr5BpKr2d1Ail1CiQO2swPErVQgCh%2BivL2FgE76wuoNJswVR4BFjiABwrcsYgAALrEAAA4ABcoAgAAMp1oAE4AEsAB2ABzEAABfNgKhgjQBAPWxtABVTt7a60AHl0AAFl8CYFwAAV1bfgHgK7G0AFaAASPAAC2XbG3UgHVQFQfgR1jsgCASd0652LuXWujdxAt03oAIKHuPTe2AAA6QwZ6AC03AR1oEgG2ldRBSAUBAC5KtQGkCgagBBqDZBICUAgJWvtZ6WAjvbQAE0bYB86PBr0gB4HWgAnjWjdN7l1oGIAARyo42-tfagA</text:p>
          </table:table-cell>
          <table:table-cell table:number-columns-repeated="1023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pacitance" table:style-name="ta1"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1020" table:default-cell-style-name="Default"/>
        <table:table-row table:style-name="ro1">
          <table:table-cell table:style-name="ce17" office:value-type="string" calcext:value-type="string">
            <text:p>Input Capacitance</text:p>
          </table:table-cell>
          <table:table-cell table:style-name="ce17" office:value-type="string" calcext:value-type="string">
            <text:p>2x 10uF</text:p>
          </table:table-cell>
          <table:table-cell table:style-name="ce17" table:number-columns-repeated="1022"/>
        </table:table-row>
        <table:table-row table:style-name="ro1">
          <table:table-cell table:style-name="ce17" office:value-type="string" calcext:value-type="string">
            <text:p>I_RMS 1</text:p>
          </table:table-cell>
          <table:table-cell table:style-name="ce17" table:formula="of:=[.B3]*[.B4]/[.B5]*SQRT([.B5]/[.B4]-1)" office:value-type="float" office:value="0.991071249821234" calcext:value-type="float">
            <text:p>0.991071249821234</text:p>
          </table:table-cell>
          <table:table-cell table:style-name="ce17" office:value-type="string" calcext:value-type="string">
            <text:p>A</text:p>
          </table:table-cell>
          <table:table-cell table:style-name="ce17" table:number-columns-repeated="1021"/>
        </table:table-row>
        <table:table-row table:style-name="ro1">
          <table:table-cell office:value-type="string" calcext:value-type="string">
            <text:p>I_ma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_ou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_i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I_RMS 2</text:p>
          </table:table-cell>
          <table:table-cell table:style-name="ce17" table:formula="of:=[.B8]*[.B9]/[.B10]*SQRT([.B10]/[.B9]-1)" office:value-type="float" office:value="0.320182690065064" calcext:value-type="float">
            <text:p>0.320182690065064</text:p>
          </table:table-cell>
          <table:table-cell table:style-name="ce17" office:value-type="string" calcext:value-type="string">
            <text:p>A</text:p>
          </table:table-cell>
          <table:table-cell table:style-name="ce17" table:number-columns-repeated="1021"/>
        </table:table-row>
        <table:table-row table:style-name="ro1">
          <table:table-cell office:value-type="string" calcext:value-type="string">
            <text:p>I_max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_ou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_i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Output Capacitance</text:p>
          </table:table-cell>
          <table:table-cell table:style-name="ce17" table:formula="of:=-1/(8*[.B16]*([.B15]/[.B14]-[.B13]))*10^6" office:value-type="float" office:value="7.5" calcext:value-type="float">
            <text:p>7.5</text:p>
          </table:table-cell>
          <table:table-cell table:style-name="ce17" office:value-type="string" calcext:value-type="string">
            <text:p>uF</text:p>
          </table:table-cell>
          <table:table-cell table:style-name="ce17" table:number-columns-repeated="1021"/>
        </table:table-row>
        <table:table-row table:style-name="ro1">
          <table:table-cell office:value-type="string" calcext:value-type="string">
            <text:p>ESR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Oh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rent Ripple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ltage Ripple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_sw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Hz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Parts</text:p>
          </table:table-cell>
          <table:table-cell table:style-name="ce17" table:number-columns-repeated="1023"/>
        </table:table-row>
        <table:table-row table:style-name="ro1">
          <table:table-cell office:value-type="string" calcext:value-type="string">
            <text:p>PartNr</text:p>
          </table:table-cell>
          <table:table-cell office:value-type="string" calcext:value-type="string">
            <text:p>Price @10</text:p>
          </table:table-cell>
          <table:table-cell office:value-type="string" calcext:value-type="string">
            <text:p>V_max</text:p>
          </table:table-cell>
          <table:table-cell office:value-type="string" calcext:value-type="string">
            <text:p>Package (metric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M188R6YA106MA73D</text:p>
          </table:table-cell>
          <table:table-cell office:value-type="float" office:value="0.239" calcext:value-type="float">
            <text:p>0.239</text:p>
          </table:table-cell>
          <table:table-cell office:value-type="float" office:value="35" calcext:value-type="float">
            <text:p>35</text:p>
          </table:table-cell>
          <table:table-cell office:value-type="float" office:value="1608" calcext:value-type="float">
            <text:p>16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M188R6YA106MA73D</text:p>
          </table:table-cell>
          <table:table-cell office:value-type="float" office:value="0.188" calcext:value-type="float">
            <text:p>0.188</text:p>
          </table:table-cell>
          <table:table-cell office:value-type="float" office:value="35" calcext:value-type="float">
            <text:p>35</text:p>
          </table:table-cell>
          <table:table-cell office:value-type="float" office:value="1608" calcext:value-type="float">
            <text:p>16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M188R6YA106MA73J </text:p>
          </table:table-cell>
          <table:table-cell office:value-type="float" office:value="0.188" calcext:value-type="float">
            <text:p>0.188</text:p>
          </table:table-cell>
          <table:table-cell office:value-type="float" office:value="35" calcext:value-type="float">
            <text:p>35</text:p>
          </table:table-cell>
          <table:table-cell office:value-type="float" office:value="1608" calcext:value-type="float">
            <text:p>16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M21BR61H106KE43K</text:p>
          </table:table-cell>
          <table:table-cell office:value-type="float" office:value="0.196" calcext:value-type="float">
            <text:p>0.196</text:p>
          </table:table-cell>
          <table:table-cell office:value-type="float" office:value="50" calcext:value-type="float">
            <text:p>50</text:p>
          </table:table-cell>
          <table:table-cell office:value-type="float" office:value="2012" calcext:value-type="float">
            <text:p>2012</text:p>
          </table:table-cell>
          <table:table-cell table:number-columns-repeated="1020"/>
        </table:table-row>
      </table:table>
      <table:table table:name="cost" table:style-name="ta1">
        <table:table-column table:style-name="co4" table:default-cell-style-name="ce1"/>
        <table:table-column table:style-name="co3" table:number-columns-repeated="1023" table:default-cell-style-name="ce1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total pric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T7272BGSP</text:p>
          </table:table-cell>
          <table:table-cell office:value-type="string" calcext:value-type="string">
            <text:p>dcdc</text:p>
          </table:table-cell>
          <table:table-cell table:style-name="ce3" office:value-type="float" office:value="2.09" calcext:value-type="float">
            <text:p>2.09</text:p>
          </table:table-cell>
          <table:table-cell office:value-type="float" office:value="2" calcext:value-type="float">
            <text:p>2</text:p>
          </table:table-cell>
          <table:table-cell table:formula="of:=[.C2]*[.D2]" office:value-type="float" office:value="4.18" calcext:value-type="float">
            <text:p>4.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CM1A0805-470-R</text:p>
          </table:table-cell>
          <table:table-cell office:value-type="string" calcext:value-type="string">
            <text:p>inductor</text:p>
          </table:table-cell>
          <table:table-cell table:style-name="ce4" office:value-type="float" office:value="1.04" calcext:value-type="float">
            <text:p>1.04</text:p>
          </table:table-cell>
          <table:table-cell office:value-type="float" office:value="1" calcext:value-type="float">
            <text:p>1</text:p>
          </table:table-cell>
          <table:table-cell table:formula="of:=[.C3]*[.D3]" office:value-type="float" office:value="1.04" calcext:value-type="float">
            <text:p>1.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4CDMCCDS-330MC</text:p>
          </table:table-cell>
          <table:table-cell office:value-type="string" calcext:value-type="string">
            <text:p>inductor</text:p>
          </table:table-cell>
          <table:table-cell office:value-type="float" office:value="0.49" calcext:value-type="float">
            <text:p>0.49</text:p>
          </table:table-cell>
          <table:table-cell office:value-type="float" office:value="1" calcext:value-type="float">
            <text:p>1</text:p>
          </table:table-cell>
          <table:table-cell table:formula="of:=[.C4]*[.D4]" office:value-type="float" office:value="0.49" calcext:value-type="float">
            <text:p>0.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M188R6YA106MA73D</text:p>
          </table:table-cell>
          <table:table-cell office:value-type="string" calcext:value-type="string">
            <text:p>capacitor</text:p>
          </table:table-cell>
          <table:table-cell office:value-type="float" office:value="0.239" calcext:value-type="float">
            <text:p>0.239</text:p>
          </table:table-cell>
          <table:table-cell office:value-type="float" office:value="8" calcext:value-type="float">
            <text:p>8</text:p>
          </table:table-cell>
          <table:table-cell table:formula="of:=[.C5]*[.D5]" office:value-type="float" office:value="1.912" calcext:value-type="float">
            <text:p>1.91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E2:.E5])" office:value-type="float" office:value="7.622" calcext:value-type="float">
            <text:p>7.622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6T18:12:56.546000000</meta:creation-date>
    <dc:date>2022-09-22T11:24:53.947653408</dc:date>
    <meta:editing-duration>PT3H17M17S</meta:editing-duration>
    <meta:editing-cycles>44</meta:editing-cycles>
    <meta:generator>LibreOffice/6.4.7.2$Linux_X86_64 LibreOffice_project/40$Build-2</meta:generator>
    <meta:document-statistic meta:table-count="4" meta:cell-count="289" meta:object-count="0"/>
  </office:meta>
</office:document-meta>
</file>